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if user == "John Doe" %}Unescape templatetags works!{%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</meta:initial-creator>
    <meta:creation-date>2011-06-02T13:02:46</meta:creation-date>
    <dc:date>2011-06-02T17:15:55</dc:date>
    <dc:creator>ivan </dc:creator>
    <meta:editing-duration>PT2M22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1" meta:paragraph-count="1" meta:word-count="11" meta:character-count="66"/>
  </office:meta>
</office:document-meta>
</file>